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TO DE BANCO DE DADOS</text:span></text:p>
      <text:p text:style-name="Text_20_body"><text:span text:style-name="Strong_20_Emphasis">1. Análise de Requisitos</text:span></text:p>
      <text:p text:style-name="Text_20_body">Com base na identificação das funcionalidades do sistema, a análise de requisitos foi realizada e detalhada no Apêndice A, incluindo os requisitos funcionais.</text:p>
      <text:p text:style-name="Horizontal_20_Line"/>
      <text:p text:style-name="Text_20_body"><text:span text:style-name="Strong_20_Emphasis">2. Projeto Conceitual – Diagrama ER</text:span></text:p>
      <text:p text:style-name="Text_20_body">Foi desenvolvido um Diagrama Entidade-Relacionamento (DER) para representar as entidades principais do sistema, seus atributos e os relacionamentos:</text:p>
      <text:p text:style-name="Text_20_body">Entidades:</text:p>
      <text:list text:style-name="L1">
        <text:list-item>
          <text:p text:style-name="P1"><text:span text:style-name="Source_20_Text">usuarios</text:span></text:p>
        </text:list-item>
        <text:list-item>
          <text:p text:style-name="P1"><text:span text:style-name="Source_20_Text">administradores</text:span></text:p>
        </text:list-item>
        <text:list-item>
          <text:p text:style-name="P1"><text:span text:style-name="Source_20_Text">conteudos</text:span></text:p>
        </text:list-item>
        <text:list-item>
          <text:p text:style-name="P1"><text:span text:style-name="Source_20_Text">categorias</text:span></text:p>
        </text:list-item>
        <text:list-item>
          <text:p text:style-name="P1"><text:span text:style-name="Source_20_Text">mapas</text:span></text:p>
        </text:list-item>
      </text:list>
      <text:p text:style-name="Text_20_body">Relacionamentos:</text:p>
      <text:list text:style-name="L2">
        <text:list-item>
          <text:p text:style-name="P2">Um <text:span text:style-name="Source_20_Text">usuario</text:span> pode ser um <text:span text:style-name="Source_20_Text">administrador</text:span> (1:1)</text:p>
        </text:list-item>
        <text:list-item>
          <text:p text:style-name="P2">Um <text:span text:style-name="Source_20_Text">conteudo</text:span> pertence a uma <text:span text:style-name="Source_20_Text">categoria</text:span> (N:1)</text:p>
        </text:list-item>
        <text:list-item>
          <text:p text:style-name="P2">Um <text:span text:style-name="Source_20_Text">conteudo</text:span> pode ter um <text:span text:style-name="Source_20_Text">mapa</text:span> associado (1:1)</text:p>
        </text:list-item>
      </text:list>
      <text:p text:style-name="Text_20_body">(O diagrama está apresentado no arquivo: <text:span text:style-name="Source_20_Text">diagrama_er.png</text:span>)</text:p>
      <text:p text:style-name="Horizontal_20_Line"/>
      <text:p text:style-name="Text_20_body"><text:span text:style-name="Strong_20_Emphasis">3. Projeto Lógico – Modelo Relacional</text:span></text:p>
      <text:p text:style-name="Text_20_body">As entidades foram convertidas em tabelas relacionais:</text:p>
      <text:list text:style-name="L3">
        <text:list-item>
          <text:p text:style-name="P3"><text:span text:style-name="Source_20_Text">usuarios(id PK, email UNIQUE NOT NULL, senha_hash NOT NULL, created_at, updated_at)</text:span></text:p>
        </text:list-item>
        <text:list-item>
          <text:p text:style-name="P3"><text:span text:style-name="Source_20_Text">administradores(usuario_id PK, nivel_acesso)</text:span> (usuario_id é FK para usuarios.id)</text:p>
        </text:list-item>
        <text:list-item>
          <text:p text:style-name="P3"><text:span text:style-name="Source_20_Text">conteudos(id PK, titulo NOT NULL, descricao, imagem, categoria_id FK, created_at, updated_at)</text:span></text:p>
        </text:list-item>
        <text:list-item>
          <text:p text:style-name="P3"><text:span text:style-name="Source_20_Text">categorias(id PK, nome_categoria UNIQUE NOT NULL)</text:span></text:p>
        </text:list-item>
        <text:list-item>
          <text:p text:style-name="P3"><text:span text:style-name="Source_20_Text">mapas(conteudo_id PK, coordenadas, zoom_nivel DEFAULT 15)</text:span> (conteudo_id é FK)</text:p>
        </text:list-item>
      </text:list>
      <text:p text:style-name="Horizontal_20_Line"/>
      <text:p text:style-name="Text_20_body"><text:span text:style-name="Strong_20_Emphasis">4. Projeto Físico – Estruturação no SGBD</text:span></text:p>
      <text:p text:style-name="Text_20_body">[TABELAS E SUBSEÇÕES JÁ INSERIDAS – MANTIDAS]</text:p>
      <text:p text:style-name="Horizontal_20_Line"><text:soft-page-break/></text:p>
      <text:p text:style-name="Text_20_body"><text:span text:style-name="Strong_20_Emphasis">5. Engenharia de Software</text:span></text:p>
      <text:p text:style-name="Text_20_body">Este capítulo descreve como os princípios da engenharia de software foram aplicados ao desenvolvimento do sistema "Corumbá: Cidade Branca".</text:p>
      <text:p text:style-name="Text_20_body"><text:span text:style-name="Strong_20_Emphasis">5.1 Modelo de Processo</text:span></text:p>
      <text:p text:style-name="Text_20_body">Foi adotado um modelo de desenvolvimento incremental, no qual as funcionalidades foram implementadas em ciclos curtos, permitindo testes, ajustes e validações ao longo do tempo. Essa abordagem favoreceu a flexibilidade e o controle de qualidade durante as etapas.</text:p>
      <text:p text:style-name="Text_20_body"><text:span text:style-name="Strong_20_Emphasis">5.2 Levantamento de Requisitos</text:span></text:p>
      <text:p text:style-name="Text_20_body">A identificação dos requisitos funcionais e não funcionais ocorreu com base em observações, análise documental e entrevistas. As funcionalidades principais foram determinadas e detalhadas no Apêndice A.</text:p>
      <text:p text:style-name="Text_20_body"><text:span text:style-name="Strong_20_Emphasis">5.3 Projeto de Software</text:span></text:p>
      <text:p text:style-name="Text_20_body">A modelagem da estrutura do sistema foi feita com diagramas de casos de uso e classes (UML), contemplando as ações dos usuários e os componentes lógicos da aplicação. O projeto visou modularidade e clareza na organização do código.</text:p>
      <text:p text:style-name="Text_20_body"><text:span text:style-name="Strong_20_Emphasis">5.4 Implementação</text:span></text:p>
      <text:p text:style-name="Text_20_body">A implementação utilizou o framework Laravel (PHP), HTML5, CSS (via Tailwind) e banco de dados MySQL. A arquitetura seguiu o padrão MVC (Model-View-Controller), separando as responsabilidades do sistema. Foram implementadas autenticação, controle de conteúdo, gerenciamento de categorias e exibição de mapas interativos.</text:p>
      <text:p text:style-name="Text_20_body"><text:span text:style-name="Strong_20_Emphasis">5.5 Testes e Validação</text:span></text:p>
      <text:p text:style-name="Text_20_body">Durante e após a implementação, foram realizados testes funcionais para verificar se os requisitos foram atendidos. O sistema foi submetido a simulações de uso, validando fluxos como login, cadastro de conteúdo e visualização em dispositivos móveis.</text:p>
      <text:p text:style-name="Text_20_body"><text:span text:style-name="Strong_20_Emphasis">5.6 Documentação e Manutenção</text:span></text:p>
      <text:p text:style-name="Text_20_body">A documentação do sistema, incluindo manual de uso, projeto do banco e instruções de hospedagem, foi preparada para garantir a continuidade e facilidade de manutenção futura. O código-fonte é versionado e está estruturado para facilitar modificações.</text:p>
      <text:p text:style-name="Horizontal_20_Line"/>
      <text:p text:style-name="Text_20_body"><text:span text:style-name="Strong_20_Emphasis">6. Manual do Site (Anexo C)</text:span></text:p>
      <text:p text:style-name="Text_20_body">[TEXTO MANTIDO]</text:p>
      <text:p text:style-name="Horizontal_20_Line"/>
      <text:p text:style-name="Text_20_body"><text:span text:style-name="Strong_20_Emphasis">7. Considerações Finais do Projeto de Banco de Dados (Apêndice B)</text:span></text:p>
      <text:p text:style-name="Text_20_body">[TEXTO MANTIDO]</text:p>
      <text:p text:style-name="Horizontal_20_Line"/>
      <text:p text:style-name="Text_20_body"><text:soft-page-break/><text:span text:style-name="Strong_20_Emphasis">8. Cronograma de Execução (sugestivo)</text:span></text:p>
      <text:p text:style-name="Text_20_body">[TABELA MANTIDA]</text:p>
      <text:p text:style-name="Horizontal_20_Line"/>
      <text:p text:style-name="Text_20_body"><text:span text:style-name="Strong_20_Emphasis">9. Dificuldades Enfrentadas</text:span></text:p>
      <text:p text:style-name="Text_20_body">[TEXTO MANTIDO]</text:p>
      <text:p text:style-name="Horizontal_20_Line"/>
      <text:p text:style-name="Text_20_body"><text:span text:style-name="Strong_20_Emphasis">10. Melhorias Futuras Sugeridas</text:span></text:p>
      <text:p text:style-name="Text_20_body">[TEXTO MANTIDO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2:34:26.135000000</meta:creation-date>
    <dc:date>2025-06-06T12:35:12.149000000</dc:date>
    <meta:editing-duration>PT46S</meta:editing-duration>
    <meta:editing-cycles>1</meta:editing-cycles>
    <meta:document-statistic meta:table-count="0" meta:image-count="0" meta:object-count="0" meta:page-count="3" meta:paragraph-count="49" meta:word-count="474" meta:character-count="3302" meta:non-whitespace-character-count="2886"/>
    <meta:generator>LibreOffice/7.4.3.2$Windows_X86_64 LibreOffice_project/1048a8393ae2eeec98dff31b5c133c5f1d08b890</meta:generator>
  </office:meta>
</office:document-meta>
</file>